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20202020" calcext:value-type="float">
            <text:p>202020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Чётные 0</text:p>
          </table:table-cell>
        </table:table-row>
        <table:table-row table:style-name="ro1">
          <table:table-cell office:value-type="float" office:value="2020202" calcext:value-type="float">
            <text:p>20202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Нечётные 0</text:p>
          </table:table-cell>
        </table:table-row>
        <table:table-row table:style-name="ro1">
          <table:table-cell office:value-type="float" office:value="42424242" calcext:value-type="float">
            <text:p>4242424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Случайный</text:p>
          </table:table-cell>
        </table:table-row>
        <table:table-row table:style-name="ro1">
          <table:table-cell office:value-type="float" office:value="28282828" calcext:value-type="float">
            <text:p>282828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лучайн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8:54:49.978711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5:41:27.247996821</meta:creation-date>
    <dc:date>2020-09-25T18:58:06.363300000</dc:date>
    <meta:editing-duration>PT3H48M36S</meta:editing-duration>
    <meta:editing-cycles>10</meta:editing-cycles>
    <meta:generator>LibreOffice/6.4.5.2$Linux_X86_64 LibreOffice_project/40$Build-2</meta:generator>
    <meta:document-statistic meta:table-count="1" meta:cell-count="20" meta:object-count="0"/>
  </office:meta>
</office:document-meta>
</file>